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nish Essay Exam Notes</text:p>
      <text:p text:style-name="P3"/>
      <text:p text:style-name="P3"/>
      <text:list xml:id="list1328835813792007396" text:style-name="L1">
        <text:list-item>
          <text:p text:style-name="P5">Talking points</text:p>
          <text:list>
            <text:list-item>
              <text:p text:style-name="P5">Myself</text:p>
            </text:list-item>
            <text:list-item>
              <text:p text:style-name="P5">School</text:p>
            </text:list-item>
            <text:list-item>
              <text:p text:style-name="P5">Studying computer science</text:p>
            </text:list-item>
            <text:list-item>
              <text:p text:style-name="P5">Leo</text:p>
            </text:list-item>
            <text:list-item>
              <text:p text:style-name="P5">Cecilie</text:p>
            </text:list-item>
            <text:list-item>
              <text:p text:style-name="P5">Hobbies</text:p>
            </text:list-item>
            <text:list-item>
              <text:p text:style-name="P5">Australia / Sydney</text:p>
            </text:list-item>
            <text:list-item>
              <text:p text:style-name="P5">Working for wolt</text:p>
            </text:list-item>
            <text:list-item>
              <text:p text:style-name="P5">how long ive been in denmark</text:p>
            </text:list-item>
            <text:list-item>
              <text:p text:style-name="P5">what i like about denmark</text:p>
            </text:list-item>
            <text:list-item>
              <text:p text:style-name="P5">what i did last week, this week, next week, etc</text:p>
            </text:list-item>
          </text:list>
        </text:list-item>
      </text:list>
      <text:p text:style-name="P4"/>
      <text:p text:style-name="P6">English Version</text:p>
      <text:p text:style-name="P4"/>
      <text:p text:style-name="P4">Hello, my name is will and i come from a city called Sydney in Australia. I am 28 years old and have lived in denmark for 2 years. I study computer science at Roskilde. I work for 'Wolt' as bike courier. I love programming, music, making games, brazilian jiu jitsu and drinking beer. I have a danish girlfriend called Cecilie. We have an 8 month old son called Leo. Denmark has many great things, like beer, bicycles and most importantly, good people. Last week, i had my first week back at school, and i think it went well. I learned about mobile development and project managment. Usually, i spend my free time making games, programming and relaxing with my son and girlfriend. I would like to speak danish so that i can speak with my son, and his danish family.</text:p>
      <text:p text:style-name="Standard"/>
      <text:p text:style-name="Standard"/>
      <text:p text:style-name="P1">Danish Version</text:p>
      <text:p text:style-name="Standard"/>
      <text:p text:style-name="Standard">Hej, jeg hedder Will, og jeg kommer fra en by ved navn Sydney i Australien. Jeg er 28 år gammel og har boet i danmark i 2 år. Jeg studerer 'Computer Science' på Roskilde. Jeg arbejder for 'Wolt' som cykelkurer. Jeg elsker programmering, musik, lave spil, brasiliansk jiu jitsu og drikke øl. Jeg har en dansk kæreste, der hedder Cecilie. Vi har en 8 måneder gammel søn, der hedder Leo. Danmark har mange gode ting, såsom øl, cykler og vigtigst af alt, gode mennesker. Sidste uge havde jeg min første uge tilbage i skolen, og jeg synes, det gik godt. Jeg lærte om 'Mobile Development og 'Project Management'. Normalt bruger jeg min fritid på at lave spil, programmere og slappe af med min søn og kæreste. Jeg vil gerne tale dansk, så jeg kan tale med min søn og hans danske famil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ll black</meta:initial-creator>
    <meta:creation-date>2020-02-10T15:04:52.13</meta:creation-date>
    <meta:document-statistic meta:table-count="0" meta:image-count="0" meta:object-count="0" meta:page-count="1" meta:paragraph-count="17" meta:word-count="339" meta:character-count="1810"/>
    <dc:date>2020-02-10T15:19:50.78</dc:date>
    <dc:creator>will black</dc:creator>
    <meta:editing-duration>PT14M58S</meta:editing-duration>
    <meta:editing-cycles>1</meta:editing-cycles>
    <meta:generator>OpenOffice/4.1.6$Win32 OpenOffice.org_project/416m1$Build-9790</meta:generator>
  </office:meta>
</office:document-meta>
</file>